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7in" text:min-label-width="0.125in" text:list-level-position-and-space-mode="label-alignment">
          <style:list-level-label-alignment text:label-followed-by="listtab" fo:margin-left="1.552in" fo:text-indent="-0.125in"/>
        </style:list-level-properties>
      </text:list-level-style-number>
      <text:list-level-style-number text:level="4" style:num-suffix="." style:num-format="1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7in" text:min-label-width="0.125in" text:list-level-position-and-space-mode="label-alignment">
          <style:list-level-label-alignment text:label-followed-by="listtab" fo:margin-left="3.052in" fo:text-indent="-0.125in"/>
        </style:list-level-properties>
      </text:list-level-style-number>
      <text:list-level-style-number text:level="7" style:num-suffix="." style:num-format="1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7in" text:min-label-width="0.125in" text:list-level-position-and-space-mode="label-alignment">
          <style:list-level-label-alignment text:label-followed-by="listtab" fo:margin-left="4.552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Textbody" style:list-style-name="LFO1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Fuentedepárrafopredeter." style:family="text">
      <style:text-properties style:font-name="Lucida Sans" fo:font-weight="bold" style:font-weight-asian="bold" fo:color="#262626" fo:language="en" fo:country="US"/>
    </style:style>
    <style:style style:name="T13" style:parent-style-name="Fuentedepárrafopredeter." style:family="text">
      <style:text-properties style:font-name="Lucida Sans" fo:language="en" fo:country="US"/>
    </style:style>
    <style:style style:name="P14" style:parent-style-name="Standard" style:family="paragraph">
      <style:text-properties style:font-name="Lucida Sans" fo:language="en" fo:country="US"/>
    </style:style>
    <style:style style:name="P15" style:parent-style-name="Standard" style:family="paragraph">
      <style:text-properties style:font-name="Lucida Sans"/>
    </style:style>
    <style:style style:name="P16" style:parent-style-name="Standard" style:family="paragraph">
      <style:text-properties style:font-name="Lucida Sans"/>
    </style:style>
    <style:style style:name="P17" style:parent-style-name="Standard" style:family="paragraph">
      <style:text-properties style:font-name="Lucida Sans"/>
    </style:style>
    <style:style style:name="P18" style:parent-style-name="Standard" style:family="paragraph">
      <style:text-properties style:font-name="Lucida Sans"/>
    </style:style>
    <style:style style:name="T19" style:parent-style-name="Fuentedepárrafopredeter." style:family="text">
      <style:text-properties style:font-name="Lucida Sans" fo:font-size="16pt" style:font-size-asian="16pt" style:font-size-complex="16pt"/>
    </style:style>
    <style:style style:name="T20" style:parent-style-name="Fuentedepárrafopredeter." style:family="text">
      <style:text-properties style:font-name="Lucida Sans" fo:font-size="14pt" style:font-size-asian="14pt" style:font-size-complex="14pt"/>
    </style:style>
    <style:style style:name="T21" style:parent-style-name="Fuentedepárrafopredeter." style:family="text">
      <style:text-properties style:font-name="Lucida Sans"/>
    </style:style>
    <style:style style:name="P22" style:parent-style-name="Standard" style:family="paragraph">
      <style:text-properties style:font-name="Lucida Sans"/>
    </style:style>
    <style:style style:name="T23" style:parent-style-name="Fuentedepárrafopredeter." style:family="text">
      <style:text-properties style:font-name="Lucida Sans" fo:font-size="16pt" style:font-size-asian="16pt" style:font-size-complex="16pt"/>
    </style:style>
    <style:style style:name="T24" style:parent-style-name="Fuentedepárrafopredeter." style:family="text">
      <style:text-properties style:font-name="Lucida Sans"/>
    </style:style>
    <style:style style:name="T25" style:parent-style-name="Fuentedepárrafopredeter." style:family="text">
      <style:text-properties style:font-name="Lucida Sans"/>
    </style:style>
    <style:style style:name="T26" style:parent-style-name="Fuentedepárrafopredeter." style:family="text">
      <style:text-properties style:font-name="Lucida Sans"/>
    </style:style>
    <style:style style:name="T27" style:parent-style-name="Fuentedepárrafopredeter." style:family="text">
      <style:text-properties style:font-name="Lucida Sans" fo:font-size="16pt" style:font-size-asian="16pt" style:font-size-complex="16pt"/>
    </style:style>
    <style:style style:name="T28" style:parent-style-name="Fuentedepárrafopredeter." style:family="text">
      <style:text-properties style:font-name="Lucida Sans"/>
    </style:style>
    <style:style style:name="P29" style:parent-style-name="Standard" style:family="paragraph">
      <style:text-properties style:font-name="Lucida Sans"/>
    </style:style>
    <style:style style:name="T30" style:parent-style-name="Fuentedepárrafopredeter." style:family="text">
      <style:text-properties style:font-name="Lucida Sans" fo:font-size="16pt" style:font-size-asian="16pt" style:font-size-complex="16pt"/>
    </style:style>
    <style:style style:name="T31" style:parent-style-name="Fuentedepárrafopredeter." style:family="text">
      <style:text-properties style:font-name="Lucida Sans"/>
    </style:style>
    <style:style style:name="T32" style:parent-style-name="Fuentedepárrafopredeter." style:family="text">
      <style:text-properties style:font-name="Lucida Sans"/>
    </style:style>
    <style:style style:name="P33" style:parent-style-name="Standard" style:family="paragraph">
      <style:text-properties style:font-name="Lucida Sans"/>
    </style:style>
    <style:style style:name="P34" style:parent-style-name="Standard" style:family="paragraph">
      <style:text-properties style:font-name="Lucida Sans"/>
    </style:style>
    <style:style style:name="P35" style:parent-style-name="Standard" style:family="paragraph">
      <style:text-properties style:font-name="Lucida Sans"/>
    </style:style>
    <style:style style:name="T36" style:parent-style-name="Fuentedepárrafopredeter." style:family="text">
      <style:text-properties style:font-name="Lucida Sans" fo:font-size="16pt" style:font-size-asian="16pt" style:font-size-complex="16pt"/>
    </style:style>
    <style:style style:name="T37" style:parent-style-name="Fuentedepárrafopredeter." style:family="text">
      <style:text-properties style:font-name="Lucida Sans"/>
    </style:style>
    <style:style style:name="P38" style:parent-style-name="Standard" style:family="paragraph">
      <style:text-properties style:font-name="Lucida Sans"/>
    </style:style>
    <style:style style:name="T39" style:parent-style-name="Fuentedepárrafopredeter." style:family="text">
      <style:text-properties style:font-name="Lucida Sans" fo:font-size="16pt" style:font-size-asian="16pt" style:font-size-complex="16pt"/>
    </style:style>
    <style:style style:name="T40" style:parent-style-name="Fuentedepárrafopredeter." style:family="text">
      <style:text-properties style:font-name="Lucida Sans"/>
    </style:style>
    <style:style style:name="P41" style:parent-style-name="Standard" style:family="paragraph">
      <style:text-properties style:font-name="Lucida Sans"/>
    </style:style>
    <style:style style:name="T42" style:parent-style-name="Fuentedepárrafopredeter." style:family="text">
      <style:text-properties style:font-name="Lucida Sans" fo:font-size="16pt" style:font-size-asian="16pt" style:font-size-complex="16pt"/>
    </style:style>
    <style:style style:name="T43" style:parent-style-name="Fuentedepárrafopredeter." style:family="text">
      <style:text-properties style:font-name="Lucida Sans"/>
    </style:style>
    <style:style style:name="P44" style:parent-style-name="Standard" style:family="paragraph">
      <style:text-properties style:font-name="Lucida Sans"/>
    </style:style>
    <style:style style:name="P45" style:parent-style-name="Standard" style:family="paragraph">
      <style:text-properties style:font-name="Lucida Sans"/>
    </style:style>
    <style:style style:name="P46" style:parent-style-name="Standard" style:family="paragraph">
      <style:text-properties style:font-name="Lucida Sans"/>
    </style:style>
    <style:style style:name="P47" style:parent-style-name="Standard" style:family="paragraph">
      <style:text-properties style:font-name="Lucida Sans"/>
    </style:style>
    <style:style style:name="P48" style:parent-style-name="Normal" style:family="paragraph">
      <style:text-properties style:font-name="Lucida Sans" fo:language="en" fo:country="US"/>
    </style:style>
    <style:style style:name="P49" style:parent-style-name="Normal" style:family="paragraph">
      <style:text-properties style:font-name="Lucida Sans" fo:language="en" fo:country="US"/>
    </style:style>
    <style:style style:name="T50" style:parent-style-name="Fuentedepárrafopredeter." style:family="text">
      <style:text-properties style:font-name="Lucida Sans" fo:language="en" fo:country="US"/>
    </style:style>
    <style:style style:name="T51" style:parent-style-name="Fuentedepárrafopredeter." style:family="text">
      <style:text-properties style:font-name="Courier New" style:font-name-complex="Courier New" fo:color="#000000" fo:font-size="9pt" style:font-size-asian="9pt" style:font-size-complex="9pt" fo:language="en" fo:country="US"/>
    </style:style>
    <style:style style:name="P52" style:parent-style-name="Normal" style:family="paragraph">
      <style:paragraph-properties fo:text-indent="0.4923in"/>
      <style:text-properties style:font-name="Courier New" style:font-name-complex="Courier New" fo:color="#000000" fo:font-size="9pt" style:font-size-asian="9pt" style:font-size-complex="9pt"/>
    </style:style>
    <style:style style:name="P53" style:parent-style-name="Normal" style:family="paragraph">
      <style:paragraph-properties fo:text-indent="0.4923in"/>
      <style:text-properties style:font-name="Courier New" style:font-name-complex="Courier New" fo:color="#000000" fo:font-size="9pt" style:font-size-asian="9pt" style:font-size-complex="9pt"/>
    </style:style>
    <style:style style:name="P54" style:parent-style-name="Normal" style:family="paragraph">
      <style:text-properties style:font-name="Courier New" style:font-name-complex="Courier New" fo:color="#000000" fo:font-size="9pt" style:font-size-asian="9pt" style:font-size-complex="9pt"/>
    </style:style>
    <style:style style:name="P55" style:parent-style-name="Normal" style:family="paragraph">
      <style:paragraph-properties fo:text-indent="0.4923in"/>
    </style:style>
    <style:style style:name="T56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T57" style:parent-style-name="text" style:family="text">
      <style:text-properties style:font-name="Courier New" style:font-name-complex="Courier New" fo:color="#000000" fo:font-size="10pt" style:font-size-asian="10pt" style:font-size-complex="10pt"/>
    </style:style>
    <style:style style:name="T58" style:parent-style-name="text" style:family="text">
      <style:text-properties style:font-name="Courier New" style:font-name-complex="Courier New" fo:color="#000000" fo:font-size="10pt" style:font-size-asian="10pt" style:font-size-complex="10pt"/>
    </style:style>
    <style:style style:name="T59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P60" style:parent-style-name="Normal" style:family="paragraph">
      <style:paragraph-properties fo:margin-left="0.4923in">
        <style:tab-stops/>
      </style:paragraph-properties>
    </style:style>
    <style:style style:name="T61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T62" style:parent-style-name="Hipervínculo" style:family="text">
      <style:text-properties style:font-name="Courier New" style:font-name-complex="Courier New" fo:font-size="10pt" style:font-size-asian="10pt" style:font-size-complex="10pt"/>
    </style:style>
    <style:style style:name="T63" style:parent-style-name="text" style:family="text">
      <style:text-properties style:font-name="Courier New" style:font-name-complex="Courier New" fo:color="#000000" fo:font-size="10pt" style:font-size-asian="10pt" style:font-size-complex="10pt"/>
    </style:style>
    <style:style style:name="T64" style:parent-style-name="text" style:family="text">
      <style:text-properties style:font-name="Courier New" style:font-name-complex="Courier New" fo:color="#000000" fo:font-size="10pt" style:font-size-asian="10pt" style:font-size-complex="10pt"/>
    </style:style>
    <style:style style:name="P65" style:parent-style-name="Normal" style:family="paragraph">
      <style:paragraph-properties fo:text-indent="0.4923in"/>
    </style:style>
    <style:style style:name="T66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P67" style:parent-style-name="Normal" style:family="paragraph">
      <style:paragraph-properties fo:text-indent="0.4923in"/>
      <style:text-properties style:font-name="Courier New" style:font-name-complex="Courier New" fo:color="#000000" fo:font-size="9pt" style:font-size-asian="9pt" style:font-size-complex="9pt"/>
    </style:style>
    <style:style style:name="P68" style:parent-style-name="Standard" style:family="paragraph">
      <style:text-properties style:font-name="Lucida Sans"/>
    </style:style>
    <style:style style:name="P69" style:parent-style-name="Standard" style:family="paragraph">
      <style:text-properties style:font-name="Lucida Sans"/>
    </style:style>
    <style:style style:name="T70" style:parent-style-name="html-tag" style:family="text">
      <style:text-properties style:font-name="Courier New" style:font-name-complex="Courier New" fo:color="#000000" fo:font-size="9pt" style:font-size-asian="9pt" style:font-size-complex="9pt"/>
    </style:style>
    <style:style style:name="P71" style:parent-style-name="Normal" style:family="paragraph">
      <style:paragraph-properties fo:text-indent="0.4923in"/>
    </style:style>
    <style:style style:name="T72" style:parent-style-name="html-tag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3" style:parent-style-name="tex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4" style:parent-style-name="html-tag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75" style:parent-style-name="Normal" style:family="paragraph">
      <style:paragraph-properties fo:text-indent="0.4923in"/>
    </style:style>
    <style:style style:name="T76" style:parent-style-name="html-tag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7" style:parent-style-name="tex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78" style:parent-style-name="html-tag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79" style:parent-style-name="Normal" style:family="paragraph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80" style:parent-style-name="Normal" style:family="paragraph">
      <style:paragraph-properties fo:text-indent="0.4923in"/>
    </style:style>
    <style:style style:name="T81" style:parent-style-name="html-tag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" style:parent-style-name="text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83" style:parent-style-name="html-tag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4" style:parent-style-name="Standard" style:family="paragraph">
      <style:text-properties style:font-name="Lucida Sans" fo:language="en" fo:country="US"/>
    </style:style>
    <style:style style:name="P85" style:parent-style-name="Standard" style:family="paragraph">
      <style:text-properties style:font-name="Lucida Sans"/>
    </style:style>
    <style:style style:name="T86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P87" style:parent-style-name="Normal" style:family="paragraph">
      <style:paragraph-properties fo:text-indent="0.4923in"/>
    </style:style>
    <style:style style:name="T88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P89" style:parent-style-name="Normal" style:family="paragraph">
      <style:paragraph-properties fo:text-indent="0.4923in"/>
    </style:style>
    <style:style style:name="T90" style:parent-style-name="text" style:family="text">
      <style:text-properties style:font-name="Courier New" style:font-name-complex="Courier New" fo:color="#000000" fo:font-size="10pt" style:font-size-asian="10pt" style:font-size-complex="10pt"/>
    </style:style>
    <style:style style:name="T91" style:parent-style-name="text" style:family="text">
      <style:text-properties style:font-name="Courier New" style:font-name-complex="Courier New" fo:color="#000000" fo:font-size="10pt" style:font-size-asian="10pt" style:font-size-complex="10pt"/>
    </style:style>
    <style:style style:name="T92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T93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T94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T95" style:parent-style-name="text" style:family="text">
      <style:text-properties style:font-name="Courier New" style:font-name-complex="Courier New" fo:color="#000000" fo:font-size="10pt" style:font-size-asian="10pt" style:font-size-complex="10pt"/>
    </style:style>
    <style:style style:name="T96" style:parent-style-name="text" style:family="text">
      <style:text-properties style:font-name="Courier New" style:font-name-complex="Courier New" fo:color="#000000" fo:font-size="10pt" style:font-size-asian="10pt" style:font-size-complex="10pt"/>
    </style:style>
    <style:style style:name="T97" style:parent-style-name="html-tag" style:family="text">
      <style:text-properties style:font-name="Courier New" style:font-name-complex="Courier New" fo:color="#000000" fo:font-size="10pt" style:font-size-asian="10pt" style:font-size-complex="10pt"/>
    </style:style>
    <style:style style:name="P98" style:parent-style-name="Normal" style:family="paragraph">
      <style:text-properties style:font-name="Courier New" style:font-name-complex="Courier New" fo:color="#000000" fo:font-size="10pt" style:font-size-asian="10pt" style:font-size-complex="10pt"/>
    </style:style>
    <style:style style:name="P99" style:parent-style-name="Standard" style:family="paragraph">
      <style:text-properties style:font-name="Lucida Sans"/>
    </style:style>
    <style:style style:name="P10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0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0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P10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fo:font-size="10pt" style:font-size-asian="10pt" style:font-size-complex="10pt"/>
    </style:style>
    <style:style style:name="P104" style:parent-style-name="Standard" style:family="paragraph">
      <style:text-properties style:font-name="Lucida Sans" fo:font-size="10pt" style:font-size-asian="10pt" style:font-size-complex="10pt"/>
    </style:style>
    <style:style style:name="P105" style:parent-style-name="Standard" style:family="paragraph">
      <style:text-properties style:font-name="Lucida Sans"/>
    </style:style>
    <style:style style:name="P106" style:parent-style-name="Standard" style:family="paragraph">
      <style:text-properties style:font-name="Lucida Sans"/>
    </style:style>
    <style:style style:name="P107" style:parent-style-name="Standard" style:family="paragraph">
      <style:text-properties style:font-name="Lucida Sans"/>
    </style:style>
    <style:style style:name="P108" style:parent-style-name="Standard" style:list-style-name="LFO3" style:family="paragraph">
      <style:text-properties style:font-name="Lucida Sans"/>
    </style:style>
    <style:style style:name="P109" style:parent-style-name="Standard" style:list-style-name="LFO3" style:family="paragraph">
      <style:text-properties style:font-name="Lucida Sans"/>
    </style:style>
    <style:style style:name="P110" style:parent-style-name="Standard" style:family="paragraph">
      <style:text-properties style:font-name="Lucida Sans" fo:font-size="10pt" style:font-size-asian="10pt" style:font-size-complex="10pt"/>
    </style:style>
  </office:automatic-styles>
  <office:body>
    <office:text text:use-soft-page-breaks="true">
      <text:p text:style-name="P1">EJERCICIO Nº1</text:p>
      <text:p text:style-name="Standard"/>
      <text:p text:style-name="Standard">A)<text:tab/>Las ventaja principal de las RSS es que la información llega a tu navegador, de las búsquedas periódicas de nueva información que uno realiza, se puede ahorrarse el<text:s/>tiempo de esta tarea repetitiva.</text:p>
      <text:p text:style-name="Standard">Al suscribirse la pagina te enviá el aviso de nueva información.</text:p>
      <text:p text:style-name="Standard">Otras ventajas son:</text:p>
      <text:p text:style-name="Standard"/>
      <text:list text:style-name="LFO1" text:continue-numbering="true">
        <text:list-item>
          <text:p text:style-name="P3">No tiene SPAM (no tienes que dar un correo electrónico)</text:p>
        </text:list-item>
        <text:list-item>
          <text:p text:style-name="P4">Cancelar la suscripción cuando quieras es rápida y sencilla.</text:p>
        </text:list-item>
        <text:list-item>
          <text:p text:style-name="P5">Disminuye el desorden en su bandeja de entrada</text:p>
        </text:list-item>
      </text:list>
      <text:p text:style-name="Standard">B)</text:p>
      <text:list text:style-name="LFO2" text:continue-numbering="true">
        <text:list-item>
          <text:p text:style-name="P6"><text:a xlink:href="http://www.sport.es/es/rss/last_news/rss.xml" office:target-frame-name="_top" xlink:show="replace"><text:span text:style-name="Hipervínculo">http://www.sport.es/es/rss/last_news/rss.xml</text:span></text:a></text:p>
        </text:list-item>
        <text:list-item>
          <text:p text:style-name="P7">https://actualidad.rt.com/feeds/all.rss</text:p>
        </text:list-item>
        <text:list-item>
          <text:p text:style-name="P8">http://www.auto-revista.com/es/rss/rss-noticias-de-portada-016.xml</text:p>
        </text:list-item>
        <text:list-item>
          <text:p text:style-name="P9">http://www.gobcan.es/boc/feeds/cabildo/fuerteventura.rss</text:p>
        </text:list-item>
      </text:list>
      <text:p text:style-name="Standard"/>
      <text:p text:style-name="P10">C)</text:p>
      <text:p text:style-name="P11"/>
      <text:p text:style-name="Standard"><text:span text:style-name="T12">RSS Feed Reader</text:span><text:span text:style-name="T13"><text:s text:c="2"/>(PARA CHROME)</text:span></text:p>
      <text:p text:style-name="P14"/>
      <text:p text:style-name="P15">EJERCICIO Nº2</text:p>
      <text:p text:style-name="P16"/>
      <text:p text:style-name="P17">A)</text:p>
      <text:p text:style-name="P18"/>
      <text:p text:style-name="Standard"><text:span text:style-name="T19">Category</text:span><text:span text:style-name="T20">:</text:span><text:span text:style-name="T21"><text:s/>Es un elemento secundario y se utiliza para especificar una categoría para su alimentación y hace posible que los agregadores RSS agrupen sitios según la categoría.</text:span></text:p>
      <text:p text:style-name="P22"/>
      <text:p text:style-name="Standard"><text:span text:style-name="T23">Copyright:<text:s/></text:span><text:span text:style-name="T24">Elemento hijo que notifica acerca del material con derechos de autor. Los dere</text:span><text:span text:style-name="T25">chos de autor para el documento mencionado podría ser: de autor, libre, etc</text:span></text:p>
      <text:p text:style-name="Standard"><text:span text:style-name="T26"><text:line-break/></text:span><text:span text:style-name="T27">Image:</text:span><text:span text:style-name="T28"><text:s/>Es un elemento opcional, permite que se muestre una imagen cuando los agregadores presentan un feed.</text:span></text:p>
      <text:p text:style-name="P29"/>
      <text:p text:style-name="Standard"><text:span text:style-name="T30">Language:</text:span><text:span text:style-name="T31"><text:s/>El elemento secundario se utiliza para especificar el idioma</text:span><text:span text:style-name="T32"><text:s/>utilizado para escribir su documento. Hace posible que los agregadores RSS agrupen sitios en función del idioma.</text:span></text:p>
      <text:p text:style-name="P33"/>
      <text:p text:style-name="P34">B)</text:p>
      <text:p text:style-name="P35"/>
      <text:p text:style-name="Standard"><text:span text:style-name="T36">Author</text:span><text:span text:style-name="T37">: Especifica la dirección de correo electrónico para el autor del elemento</text:span></text:p>
      <text:p text:style-name="P38"/>
      <text:p text:style-name="Standard"><text:span text:style-name="T39">Comments:</text:span><text:span text:style-name="T40"><text:s/>Permite que un elemento se vincule con comentarios sobre ese elemento.</text:span></text:p>
      <text:p text:style-name="P41"/>
      <text:p text:style-name="Standard"><text:span text:style-name="T42">Enclosure</text:span><text:span text:style-name="T43">: Permite incluir un archivo multimedia con el elemento</text:span></text:p>
      <text:p text:style-name="P44"/>
      <text:p text:style-name="P45"/>
      <text:p text:style-name="P46"/>
      <text:p text:style-name="P47"/>
      <text:soft-page-break/>
      <text:p text:style-name="P48">C)</text:p>
      <text:p text:style-name="P49">Perodico:</text:p>
      <text:p text:style-name="Normal"><text:span text:style-name="T50"><text:s/></text:span><text:span text:style-name="T51">&lt;channel&gt;</text:span></text:p>
      <text:p text:style-name="P52">&lt;title&gt;Últimas Noticias&lt;/title&gt;</text:p>
      <text:p text:style-name="P53">&lt;description&gt;RSS&lt;/description&gt;</text:p>
      <text:p text:style-name="P54">&lt;ítem&gt;</text:p>
      <text:p text:style-name="P55"><text:span text:style-name="T56">&lt;title&gt;</text:span><text:span text:style-name="T57">Recio<text:s/></text:span><text:span text:style-name="T58">califica al actual Málaga como "un circo"</text:span><text:span text:style-name="T59">&lt;/title&gt;</text:span></text:p>
      <text:p text:style-name="P60"><text:span text:style-name="T61">&lt;link&gt;</text:span><text:a xlink:href="https://www.sport.es/es/noticias/laliga/recio-califica-malaga-circo-" office:target-frame-name="_top" xlink:show="replace"><text:span text:style-name="T62">https://www.sport.es/es/noticias/laliga/recio-califica-malaga-circo-</text:span></text:a><text:span text:style-name="T63">6297437?utm_source=rss-noticias&amp;</text:span><text:span text:style-name="T64">utm_medium=feed&amp;utm_campaign=laliga</text:span></text:p>
      <text:p text:style-name="P65"><text:span text:style-name="T66">&lt;/link&gt;</text:span></text:p>
      <text:p text:style-name="P67"/>
      <text:p text:style-name="P68"/>
      <text:p text:style-name="P69">TV</text:p>
      <text:p text:style-name="Normal"><text:span text:style-name="T70">&lt;channel&gt;</text:span></text:p>
      <text:p text:style-name="P71"><text:span text:style-name="T72">&lt;language&gt;</text:span><text:span text:style-name="T73">es</text:span><text:span text:style-name="T74">&lt;/language&gt;</text:span></text:p>
      <text:p text:style-name="P75"><text:span text:style-name="T76">&lt;copyright&gt;</text:span><text:span text:style-name="T77">RT en Español</text:span><text:span text:style-name="T78">&lt;/copyright&gt;</text:span></text:p>
      <text:p text:style-name="P79">&lt;item&gt;</text:p>
      <text:p text:style-name="P80"><text:span text:style-name="T81">&lt;pubDate&gt;</text:span><text:span text:style-name="T82">Sun, 03 Dec 2017 19:19:37 +0000</text:span><text:span text:style-name="T83">&lt;/pubDate&gt;</text:span></text:p>
      <text:p text:style-name="P84"/>
      <text:p text:style-name="P85">Revista</text:p>
      <text:p text:style-name="Normal"><text:span text:style-name="T86">&lt;item&gt;</text:span></text:p>
      <text:p text:style-name="P87"><text:span text:style-name="T88">&lt;title&gt;</text:span></text:p>
      <text:p text:style-name="P89"><text:span text:style-name="T90">&lt;![CDATA[ZF amplía sus capacidades de desarrollo para<text:s/></text:span><text:span text:style-name="T91">la conducción autónoma]]&gt;</text:span></text:p>
      <text:p text:style-name="Normal"><text:span text:style-name="T92">&lt;/title&gt;</text:span></text:p>
      <text:p text:style-name="Normal"><text:span text:style-name="T93">&lt;item&gt;</text:span></text:p>
      <text:p text:style-name="Normal"><text:span text:style-name="T94">&lt;description&gt;</text:span></text:p>
      <text:p text:style-name="Normal"><text:span text:style-name="T95">&lt;![CDATA[Por segundo año consecutivo, el &lt;strong&gt;Clúster de Automoción de la Comunitat Valencian&lt;/strong&gt;a ha entregado los &lt;strong&gt;Premios AVIA 2017 &lt;/strong&gt;en el marco de la celebración de la II No</text:span><text:span text:style-name="T96">che del Motor CV (Comunitat Valenciana). Las empresas premiadas han sido Faurecia, en Excelencia Empresarial;...]]&gt;</text:span></text:p>
      <text:p text:style-name="Normal"><text:span text:style-name="T97">&lt;/title&gt;</text:span></text:p>
      <text:p text:style-name="P98"/>
      <text:p text:style-name="P99">Sitio Oficial: B.O.C</text:p>
      <text:p text:style-name="P100">&lt;channel&gt;</text:p>
      <text:p text:style-name="P101">&lt;title&gt;RSS Cabildo de Fuerteventura&lt;/title&gt;</text:p>
      <text:p text:style-name="P102">&lt;link&gt;/boc/archivo/2017/232/index.html&lt;/link&gt;</text:p>
      <text:p text:style-name="P103">&lt;description&gt;Feed RSS de los anuncios publicados por Cabildo de Fuerteventura&lt;/description&gt;</text:p>
      <text:p text:style-name="P104"/>
      <text:p text:style-name="P105">EJERCICIO Nº3</text:p>
      <text:p text:style-name="P106"/>
      <text:p text:style-name="P107">Errores que aparecieron en la validacion fueron:</text:p>
      <text:list text:style-name="LFO3" text:continue-numbering="true">
        <text:list-item>
          <text:p text:style-name="P108">El formato de la fecha de la etiqueta<text:s/>&lt;pubData&gt; Xxx, 00 Mmm 0000 GMT &lt;/pubData&gt;, cabe aclarar que en la hora hay otros dos formatos mas reconocidos.</text:p>
        </text:list-item>
        <text:list-item>
          <text:p text:style-name="P109">En la etiqueta de autor hay que colocar una direccion de correo eletronico &lt;author&gt;<text:s/>lorenzo.lore@gmail.com (nombre<text:s/>real)&lt;/author&gt;</text:p>
        </text:list-item>
      </text:list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5048in"/>
          <style:tab-stop style:type="right" style:position="7.0104in"/>
        </style:tab-stops>
      </style:paragraph-properties>
      <style:text-properties fo:hyphenate="false"/>
    </style:style>
    <style:style style:name="HTMLconformatoprevio" style:display-name="HTML con formato previo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tml-tag" style:display-name="html-tag" style:family="text" style:parent-style-name="Fuentedepárrafopredeter."/>
    <style:style style:name="text" style:display-name="text" style:family="text" style:parent-style-name="Fuentedepárrafopredeter.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TMLPreformattedChar" style:display-name="HTML Preformatted Ch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7in" text:min-label-width="0.125in" text:list-level-position-and-space-mode="label-alignment">
          <style:list-level-label-alignment text:label-followed-by="listtab" fo:margin-left="1.552in" fo:text-indent="-0.125in"/>
        </style:list-level-properties>
      </text:list-level-style-number>
      <text:list-level-style-number text:level="4" style:num-suffix="." style:num-format="1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7in" text:min-label-width="0.125in" text:list-level-position-and-space-mode="label-alignment">
          <style:list-level-label-alignment text:label-followed-by="listtab" fo:margin-left="3.052in" fo:text-indent="-0.125in"/>
        </style:list-level-properties>
      </text:list-level-style-number>
      <text:list-level-style-number text:level="7" style:num-suffix="." style:num-format="1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7in" text:min-label-width="0.125in" text:list-level-position-and-space-mode="label-alignment">
          <style:list-level-label-alignment text:label-followed-by="listtab" fo:margin-left="4.55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6666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833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text-align="center"/>
      <style:text-properties style:font-name="Open Sans"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LENGUAJE DE MARCA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ego Anceschi</meta:initial-creator>
    <dc:creator>Alumgs</dc:creator>
    <meta:creation-date>2017-12-03T13:21:00Z</meta:creation-date>
    <dc:date>2017-12-04T22:02:00Z</dc:date>
    <meta:template xlink:href="Normal" xlink:type="simple"/>
    <meta:editing-cycles>5</meta:editing-cycles>
    <meta:editing-duration>PT4140S</meta:editing-duration>
    <meta:document-statistic meta:page-count="2" meta:paragraph-count="6" meta:word-count="494" meta:character-count="3208" meta:row-count="22" meta:non-whitespace-character-count="2720"/>
  </office:meta>
</office:document-meta>
</file>